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42E000001901F148BAEB185B739.png" manifest:media-type="image/png"/>
  <manifest:file-entry manifest:full-path="Pictures/100000000000018600000096983619B2C064F015.png" manifest:media-type="image/png"/>
  <manifest:file-entry manifest:full-path="Pictures/100000000000017C0000008C988D6748477715AC.png" manifest:media-type="image/png"/>
  <manifest:file-entry manifest:full-path="Pictures/10000001000007800000043866825E1FA4077083.png" manifest:media-type="image/png"/>
  <manifest:file-entry manifest:full-path="Pictures/10000001000003020000040002A5333F92CD4322.png" manifest:media-type="image/png"/>
  <manifest:file-entry manifest:full-path="Pictures/10000000000002620000010E003E92920062D782.png" manifest:media-type="image/png"/>
  <manifest:file-entry manifest:full-path="Pictures/TablePreview3.svm" manifest:media-type=""/>
  <manifest:file-entry manifest:full-path="Pictures/1000000000000216000000B8BB3692C423C00856.png" manifest:media-type="image/png"/>
  <manifest:file-entry manifest:full-path="Pictures/10000000000001860000019AC9ED60A1127B0FB4.png" manifest:media-type="image/png"/>
  <manifest:file-entry manifest:full-path="Pictures/TablePreview2.svm" manifest:media-type=""/>
  <manifest:file-entry manifest:full-path="Pictures/10000000000002DB000001E0C1C2F416E6C04C9C.png" manifest:media-type="image/png"/>
  <manifest:file-entry manifest:full-path="Pictures/10000000000003C3000001865E265788F8F1E366.png" manifest:media-type="image/png"/>
  <manifest:file-entry manifest:full-path="Pictures/10000000000003E3000003A59101FA02D650A2E8.png" manifest:media-type="image/png"/>
  <manifest:file-entry manifest:full-path="Pictures/10000000000002F1000001C208D8C13FC44833E5.png" manifest:media-type="image/png"/>
  <manifest:file-entry manifest:full-path="Pictures/100000010000052C000002F0C4B4D78CF46B3FE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Arial2" svg:font-family="Arial" style:font-adornments="Bold" style:font-family-generic="swiss" style:font-pitch="variable"/>
    <style:font-face style:name="Arial3" svg:font-family="Arial" style:font-adornments="Bold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502da2" draw:textarea-horizontal-align="justify" draw:textarea-vertical-align="middle" draw:auto-grow-height="false" fo:min-height="0.6cm" fo:min-width="2.6cm"/>
      <style:paragraph-properties style:writing-mode="lr-tb"/>
    </style:style>
    <style:style style:name="gr3" style:family="graphic" style:parent-style-name="standard">
      <style:graphic-properties svg:stroke-color="#ffffff" draw:fill-color="#3b70ee" draw:textarea-horizontal-align="justify" draw:textarea-vertical-align="middle" draw:auto-grow-height="false" fo:min-height="0.6cm" fo:min-width="2.6cm"/>
      <style:paragraph-properties style:writing-mode="lr-tb"/>
    </style:style>
    <style:style style:name="gr4" style:family="graphic" style:parent-style-name="standard">
      <style:graphic-properties svg:stroke-color="#ffffff" draw:fill-color="#34a3c5" draw:textarea-horizontal-align="justify" draw:textarea-vertical-align="middle" draw:auto-grow-height="false" fo:min-height="0.6cm" fo:min-width="2.6cm"/>
      <style:paragraph-properties style:writing-mode="lr-tb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/>
    </style:style>
    <style:style style:name="gr6" style:family="graphic" style:parent-style-name="standard">
      <style:graphic-properties svg:stroke-color="#ffffff" draw:fill-color="#f36838" draw:textarea-horizontal-align="justify" draw:textarea-vertical-align="middle" draw:auto-grow-height="false" fo:min-height="0.6cm" fo:min-width="2.6cm"/>
      <style:paragraph-properties style:writing-mode="lr-tb"/>
    </style:style>
    <style:style style:name="gr7" style:family="graphic" style:parent-style-name="standard">
      <style:graphic-properties svg:stroke-color="#ffffff" draw:fill-color="#b62118" draw:textarea-horizontal-align="justify" draw:textarea-vertical-align="middle" draw:auto-grow-height="false" fo:min-height="0.6cm" fo:min-width="2.6cm"/>
      <style:paragraph-properties style:writing-mode="lr-tb"/>
    </style:style>
    <style:style style:name="gr8" style:family="graphic" style:parent-style-name="standard">
      <style:graphic-properties svg:stroke-color="#ffffff" draw:fill-color="#95b241" draw:textarea-horizontal-align="justify" draw:textarea-vertical-align="middle" draw:auto-grow-height="false" fo:min-height="0.6cm" fo:min-width="2.6cm"/>
      <style:paragraph-properties style:writing-mode="lr-tb"/>
    </style:style>
    <style:style style:name="gr9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6cm" fo:min-width="3.6cm"/>
      <style:paragraph-properties style:writing-mode="lr-tb"/>
    </style:style>
    <style:style style:name="gr10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2.6cm"/>
      <style:paragraph-properties style:writing-mode="lr-tb"/>
    </style:style>
    <style:style style:name="gr11" style:family="graphic" style:parent-style-name="objectwithoutfill">
      <style:graphic-properties draw:marker-start="" draw:marker-start-width="0.4cm" draw:marker-end="Arrow" draw:marker-end-width="0.3cm" draw:fill="none"/>
    </style:style>
    <style:style style:name="gr12" style:family="graphic" style:parent-style-name="standard">
      <style:graphic-properties svg:stroke-color="#ffffff" draw:fill-color="#404040" draw:textarea-horizontal-align="justify" draw:textarea-vertical-align="middle" draw:auto-grow-height="false" fo:min-height="0.6cm" fo:min-width="2.6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" style:family="graphic" style:parent-style-name="objectwithoutfill">
      <style:graphic-properties svg:stroke-width="0.2cm" svg:stroke-color="#502da2" draw:marker-start-width="0.65cm" draw:marker-end-width="0.65cm" draw:fill="none" fo:padding-top="0.25cm" fo:padding-bottom="0.25cm" fo:padding-left="0.25cm" fo:padding-right="0.25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8" style:family="graphic" style:parent-style-name="standard">
      <style:graphic-properties svg:stroke-color="#ffffff" draw:fill="solid" draw:fill-color="#ff5722" draw:textarea-horizontal-align="justify" draw:textarea-vertical-align="middle" draw:auto-grow-height="false" fo:min-height="1.6cm" fo:min-width="20.424cm"/>
      <style:paragraph-properties style:writing-mode="lr-tb"/>
    </style:style>
    <style:style style:name="gr19" style:family="graphic" style:parent-style-name="standard">
      <style:graphic-properties svg:stroke-color="#ffffff" draw:fill="solid" draw:fill-color="#ff5722" draw:textarea-horizontal-align="justify" draw:textarea-vertical-align="middle" draw:auto-grow-height="false" fo:min-height="2.6cm" fo:min-width="8.41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subtitle">
      <style:graphic-properties draw:fill-color="#ffffff" fo:min-height="11.501cm" fo:padding-left="2cm" fo:padding-right="2cm"/>
      <style:paragraph-properties style:writing-mode="lr-tb"/>
    </style:style>
    <style:style style:name="pr8" style:family="presentation" style:parent-style-name="Default-outline1">
      <style:graphic-properties fo:min-height="15.001cm"/>
      <style:paragraph-properties style:writing-mode="lr-tb"/>
    </style:style>
    <style:style style:name="pr9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  <style:paragraph-properties style:writing-mode="lr-tb"/>
    </style:style>
    <style:style style:name="pr10" style:family="presentation" style:parent-style-name="Default-outline1">
      <style:graphic-properties draw:fill="solid" draw:fill-color="#c4c4c4" fo:min-height="15.001cm" fo:padding-top="0.5cm" fo:padding-left="0.5cm"/>
      <style:paragraph-properties style:writing-mode="lr-tb"/>
    </style:style>
    <style:style style:name="pr11" style:family="presentation" style:parent-style-name="White-notes">
      <style:graphic-properties draw:fill-color="#ffffff" fo:min-height="13.501cm"/>
      <style:paragraph-properties style:writing-mode="lr-tb"/>
    </style:style>
    <style:style style:name="pr12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3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14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5" style:family="presentation" style:parent-style-name="Default-title">
      <style:graphic-properties fo:min-height="7.5cm"/>
      <style:paragraph-properties style:writing-mode="lr-tb"/>
    </style:style>
    <style:style style:name="pr16" style:family="presentation" style:parent-style-name="Default-outline1">
      <style:graphic-properties/>
      <style:paragraph-properties style:writing-mode="lr-tb"/>
    </style:style>
    <style:style style:name="co1" style:family="table-column">
      <style:table-column-properties style:column-width="8.997cm" style:use-optimal-column-width="false"/>
    </style:style>
    <style:style style:name="co2" style:family="table-column">
      <style:table-column-properties style:column-width="9.007cm" style:use-optimal-column-width="false"/>
    </style:style>
    <style:style style:name="ro1" style:family="table-row">
      <style:table-row-properties style:row-height="2.349cm" style:use-optimal-row-height="false"/>
    </style:style>
    <style:style style:name="ro2" style:family="table-row">
      <style:table-row-properties style:row-height="4.059cm" style:use-optimal-row-height="false"/>
    </style:style>
    <style:style style:name="ro3" style:family="table-row">
      <style:table-row-properties style:row-height="2.534cm" style:use-optimal-row-height="false"/>
    </style:style>
    <style:style style:name="ce1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bdbdbd" style:repeat="repeat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fill="solid" draw:fill-color="#bdbdbd" style:repeat="repeat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solid" draw:fill-color="#ffffff" style:repeat="repeat" fo:padding-top="0.2cm" fo:padding-bottom="0.2cm" fo:padding-left="0.2cm" fo:padding-right="0.2cm"/>
      <style:paragraph-properties fo:text-align="start" fo:border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5" style:family="table-cell">
      <loext:graphic-properties draw:fill="solid" draw:fill-color="#bdbdbd" style:repeat="repeat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ce6" style:family="table-cell">
      <loext:graphic-properties draw:fill="solid" draw:fill-color="#bdbdbd" style:repeat="repeat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6" style:family="paragraph">
      <loext:graphic-properties draw:fill-color="#502da2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7" style:family="paragraph">
      <loext:graphic-properties draw:fill-color="#3b70ee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8" style:family="paragraph">
      <loext:graphic-properties draw:fill-color="#34a3c5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9" style:family="paragraph">
      <loext:graphic-properties draw:fill="none"/>
      <style:text-properties fo:language="en" fo:country="US"/>
    </style:style>
    <style:style style:name="P10" style:family="paragraph">
      <loext:graphic-properties draw:fill-color="#f36838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1" style:family="paragraph">
      <loext:graphic-properties draw:fill-color="#b62118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2" style:family="paragraph">
      <loext:graphic-properties draw:fill-color="#95b241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3" style:family="paragraph">
      <style:paragraph-properties fo:text-align="center" style:writing-mode="lr-tb"/>
      <style:text-properties style:use-window-font-color="true" loext:opacity="0%" fo:font-size="18pt" fo:language="en" fo:country="US" fo:font-weight="bold" style:font-size-asian="18pt" style:font-weight-asian="bold" style:font-size-complex="18pt" style:font-weight-complex="bold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use-window-font-color="true" loext:opacity="0%" fo:font-size="18pt" fo:language="en" fo:country="US" fo:font-weight="bold" style:font-size-asian="18pt" style:font-weight-asian="bold" style:font-size-complex="18pt" style:font-weight-complex="bold"/>
    </style:style>
    <style:style style:name="P15" style:family="paragraph">
      <loext:graphic-properties draw:fill-color="#808080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6" style:family="paragraph">
      <loext:graphic-properties draw:fill-color="#404040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17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8" style:family="paragraph">
      <style:paragraph-properties style:writing-mode="lr-tb"/>
      <style:text-properties style:use-window-font-color="true" loext:opacity="0%"/>
    </style:style>
    <style:style style:name="P19" style:family="paragraph">
      <loext:graphic-properties draw:fill-color="#ffffff"/>
      <style:paragraph-properties style:writing-mode="lr-tb"/>
      <style:text-properties fo:font-size="12pt"/>
    </style:style>
    <style:style style:name="P20" style:family="paragraph">
      <loext:graphic-properties draw:fill="none"/>
      <style:paragraph-properties style:writing-mode="lr-tb"/>
    </style:style>
    <style:style style:name="P21" style:family="paragraph">
      <style:paragraph-properties fo:margin-top="0cm" fo:margin-bottom="0.2cm" fo:text-align="start"/>
    </style:style>
    <style:style style:name="P22" style:family="paragraph">
      <loext:graphic-properties draw:fill="none"/>
      <style:paragraph-properties fo:margin-top="0cm" fo:margin-bottom="0.2cm" fo:text-align="start" style:writing-mode="lr-tb"/>
      <style:text-properties fo:font-size="12pt" style:font-size-asian="12pt" style:font-size-complex="12pt"/>
    </style:style>
    <style:style style:name="P23" style:family="paragraph">
      <loext:graphic-properties draw:fill="none"/>
    </style:style>
    <style:style style:name="P24" style:family="paragraph">
      <style:paragraph-properties fo:margin-left="0cm" fo:margin-right="0cm" fo:text-align="justify" fo:text-indent="0cm"/>
      <style:text-properties fo:hyphenate="true"/>
    </style:style>
    <style:style style:name="P25" style:family="paragraph">
      <loext:graphic-properties draw:fill-color="#ffffff"/>
      <style:paragraph-properties fo:margin-left="0cm" fo:margin-right="0cm" fo:text-align="justify" fo:text-indent="0cm" style:writing-mode="lr-tb"/>
      <style:text-properties fo:font-size="24pt" style:font-size-asian="24pt" style:font-size-complex="24pt" fo:hyphenate="true"/>
    </style:style>
    <style:style style:name="P2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7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8" style:family="paragraph">
      <style:paragraph-properties fo:margin-top="0cm" fo:margin-bottom="0cm"/>
    </style:style>
    <style:style style:name="P29" style:family="paragraph">
      <loext:graphic-properties draw:fill="solid" draw:fill-color="#c4c4c4"/>
      <style:paragraph-properties fo:margin-top="0cm" fo:margin-bottom="0cm" style:writing-mode="lr-tb"/>
      <style:text-properties style:font-name="Courier New" fo:font-size="12pt" style:font-size-asian="18pt" style:font-size-complex="18pt"/>
    </style:style>
    <style:style style:name="P30" style:family="paragraph">
      <style:text-properties fo:hyphenate="true"/>
    </style:style>
    <style:style style:name="P31" style:family="paragraph">
      <style:paragraph-properties style:writing-mode="lr-tb"/>
      <style:text-properties style:use-window-font-color="true" loext:opacity="0%" fo:hyphenate="true"/>
    </style:style>
    <style:style style:name="P32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3" style:family="paragraph">
      <style:paragraph-properties fo:text-align="center"/>
    </style:style>
    <style:style style:name="P34" style:family="paragraph"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5" style:family="paragraph">
      <style:paragraph-properties fo:text-align="start"/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36" style:family="paragraph"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P37" style:family="paragraph">
      <style:paragraph-properties fo:text-align="center" style:writing-mode="lr-tb"/>
      <style:text-properties fo:color="#ffffff" loext:opacity="100%" fo:font-size="24pt" fo:font-weight="bold" style:font-weight-asian="bold" style:font-weight-complex="bold"/>
    </style:style>
    <style:style style:name="P38" style:family="paragraph">
      <loext:graphic-properties draw:fill="solid" draw:fill-color="#ff5722"/>
      <style:paragraph-properties fo:text-align="center" style:writing-mode="lr-tb"/>
      <style:text-properties fo:color="#ffffff" loext:opacity="100%" fo:font-size="24pt" fo:font-weight="bold" style:font-weight-asian="bold" style:font-weight-complex="bold"/>
    </style:style>
    <style:style style:name="P39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40" style:family="paragraph">
      <loext:graphic-properties draw:fill="solid" draw:fill-color="#ff5722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41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42" style:family="paragraph">
      <loext:graphic-properties draw:fill-color="#ffffff"/>
      <style:paragraph-properties fo:margin-left="0cm" fo:margin-right="0cm" fo:text-indent="0cm" style:writing-mode="lr-tb"/>
    </style:style>
    <style:style style:name="P43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T6" style:family="text">
      <style:text-properties style:use-window-font-color="true" loext:opacity="0%" fo:font-size="18pt" fo:language="en" fo:country="US" fo:font-weight="bold" style:font-size-asian="18pt" style:font-weight-asian="bold" style:font-size-complex="18pt" style:font-weight-complex="bold"/>
    </style:style>
    <style:style style:name="T7" style:family="text">
      <style:text-properties style:use-window-font-color="true" loext:opacity="0%" fo:font-weight="bold" style:font-weight-asian="bold" style:font-weight-complex="bold"/>
    </style:style>
    <style:style style:name="T8" style:family="text">
      <style:text-properties style:use-window-font-color="true" loext:opacity="0%"/>
    </style:style>
    <style:style style:name="T9" style:family="text">
      <style:text-properties style:use-window-font-color="true" loext:opacity="0%" fo:font-weight="normal" style:font-weight-asian="normal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15pt" style:font-size-asian="18pt" style:font-weight-asian="normal" style:font-size-complex="18pt"/>
    </style:style>
    <style:style style:name="T15" style:family="text">
      <style:text-properties style:font-name="Courier New" fo:font-size="12pt" style:font-size-asian="18pt" style:font-size-complex="18pt"/>
    </style:style>
    <style:style style:name="T16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7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18" style:family="text">
      <style:text-properties style:use-window-font-color="true" loext:opacity="0%" fo:font-style="italic" style:font-style-asian="italic" style:font-style-complex="italic"/>
    </style:style>
    <style:style style:name="T19" style:family="text">
      <style:text-properties style:use-window-font-color="true" loext:opacity="0%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ize="18pt" style:font-size-asian="18pt" style:font-weight-asian="normal" style:font-size-complex="18pt"/>
    </style:style>
    <style:style style:name="T21" style:family="text">
      <style:text-properties fo:font-size="12pt"/>
    </style:style>
    <style:style style:name="T22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23" style:family="text"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color="#ffffff" loext:opacity="100%" fo:font-size="24pt" fo:font-weight="bold" style:font-weight-asian="bold" style:font-weight-complex="bold"/>
    </style:style>
    <style:style style:name="T25" style:family="text">
      <style:text-properties fo:font-size="32pt" fo:font-weight="bold" style:font-weight-asian="bold" style:font-weight-complex="bold"/>
    </style:style>
    <style:style style:name="T26" style:family="text">
      <style:text-properties fo:font-size="32pt" fo:font-weight="normal" style:font-weight-asian="normal" style:font-weight-complex="normal"/>
    </style:style>
    <style:style style:name="T2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Type Objects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9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Design-Time vs. Test-Time vs. Run-Time</text:p>
          </draw:text-box>
        </draw:frame>
        <draw:g>
          <draw:custom-shape draw:style-name="gr2" draw:text-style-name="P6" draw:layer="layout" svg:width="3cm" svg:height="1cm" svg:x="6cm" svg:y="5.776cm">
            <text:p text:style-name="P5"><text:span text:style-name="T5">buil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3cm" svg:height="1cm" svg:x="11cm" svg:y="8.276cm">
            <text:p text:style-name="P5"><text:span text:style-name="T5">deplo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3cm" svg:height="1cm" svg:x="6cm" svg:y="10.776cm">
            <text:p text:style-name="P5"><text:span text:style-name="T5">test</text:span></text:p>
            <draw:enhanced-geometry svg:viewBox="0 0 21600 21600" draw:type="rectangle" draw:enhanced-path="M 0 0 L 21600 0 21600 21600 0 21600 0 0 Z N"/>
          </draw:custom-shape>
          <draw:line draw:style-name="gr5" draw:text-style-name="P9" draw:layer="layout" svg:x1="7.5cm" svg:y1="6.776cm" svg:x2="7.5cm" svg:y2="8.276cm">
            <text:p/>
          </draw:line>
          <draw:line draw:style-name="gr5" draw:text-style-name="P9" draw:layer="layout" svg:x1="7.5cm" svg:y1="9.276cm" svg:x2="7.5cm" svg:y2="10.776cm">
            <text:p/>
          </draw:line>
          <draw:custom-shape draw:style-name="gr6" draw:text-style-name="P10" draw:layer="layout" svg:width="3cm" svg:height="1cm" svg:x="1cm" svg:y="3.776cm">
            <text:p text:style-name="P5"><text:span text:style-name="T5">edi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cm" svg:height="1cm" svg:x="1cm" svg:y="4.776cm">
            <text:p text:style-name="P5"><text:span text:style-name="T5">compil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3cm" svg:height="1cm" svg:x="1cm" svg:y="5.776cm">
            <text:p text:style-name="P5"><text:span text:style-name="T5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7" draw:layer="layout" svg:width="3cm" svg:height="1cm" svg:x="1cm" svg:y="8.276cm">
            <text:p text:style-name="P5"><text:span text:style-name="T5">deploy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2" draw:layer="layout" svg:width="3cm" svg:height="1cm" svg:x="1cm" svg:y="13.276cm">
            <text:p text:style-name="P5"><text:span text:style-name="T5">commit</text:span></text:p>
            <draw:enhanced-geometry svg:viewBox="0 0 21600 21600" draw:type="rectangle" draw:enhanced-path="M 0 0 L 21600 0 21600 21600 0 21600 0 0 Z N"/>
          </draw:custom-shape>
          <draw:line draw:style-name="gr5" draw:text-style-name="P9" draw:layer="layout" svg:x1="2.5cm" svg:y1="9.276cm" svg:x2="2.5cm" svg:y2="10.776cm">
            <text:p/>
          </draw:line>
          <draw:line draw:style-name="gr5" draw:text-style-name="P9" draw:layer="layout" svg:x1="2.5cm" svg:y1="6.776cm" svg:x2="2.5cm" svg:y2="8.276cm">
            <text:p/>
          </draw:line>
          <draw:custom-shape draw:style-name="gr9" draw:text-style-name="P14" draw:layer="layout" svg:width="4cm" svg:height="2cm" svg:x="0.5cm" svg:y="1.776cm">
            <text:p text:style-name="P13"><text:span text:style-name="T6">Develop</text:span><text:span text:style-name="T6">er</text:span><text:span text:style-name="T6"><text:line-break/></text:span><text:span text:style-name="T6">Environ</text:span><text:span text:style-name="T6">ment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4" draw:layer="layout" svg:width="4cm" svg:height="2cm" svg:x="5.5cm" svg:y="1.776cm">
            <text:p text:style-name="P13"><text:span text:style-name="T6">Test</text:span></text:p>
            <text:p text:style-name="P13"><text:span text:style-name="T6">Syste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cm" svg:height="1cm" svg:x="6cm" svg:y="4.776cm">
            <text:p text:style-name="P5"><text:span text:style-name="T5">fetch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4" draw:layer="layout" svg:width="4cm" svg:height="2cm" svg:x="10.5cm" svg:y="1.776cm">
            <text:p text:style-name="P13"><text:span text:style-name="T6">Production</text:span></text:p>
            <text:p text:style-name="P13"><text:span text:style-name="T6">System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3cm" svg:height="1cm" svg:x="6cm" svg:y="8.276cm">
            <text:p text:style-name="P5"><text:span text:style-name="T5">deplo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5" draw:layer="layout" svg:width="3cm" svg:height="1cm" svg:x="11cm" svg:y="13.276cm">
            <text:p text:style-name="P5"><text:span text:style-name="T5">operate</text:span></text:p>
            <draw:enhanced-geometry svg:viewBox="0 0 21600 21600" draw:type="rectangle" draw:enhanced-path="M 0 0 L 21600 0 21600 21600 0 21600 0 0 Z N"/>
          </draw:custom-shape>
          <draw:line draw:style-name="gr11" draw:text-style-name="P9" draw:layer="layout" svg:x1="12.5cm" svg:y1="9.276cm" svg:x2="12.5cm" svg:y2="10.776cm">
            <text:p/>
          </draw:line>
          <draw:custom-shape draw:style-name="gr4" draw:text-style-name="P8" draw:layer="layout" svg:width="3cm" svg:height="1cm" svg:x="1cm" svg:y="10.776cm">
            <text:p text:style-name="P5"><text:span text:style-name="T5">tes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2" draw:layer="layout" svg:width="3cm" svg:height="1cm" svg:x="6cm" svg:y="13.276cm">
            <text:p text:style-name="P5"><text:span text:style-name="T5">release</text:span></text:p>
            <draw:enhanced-geometry svg:viewBox="0 0 21600 21600" draw:type="rectangle" draw:enhanced-path="M 0 0 L 21600 0 21600 21600 0 21600 0 0 Z N"/>
          </draw:custom-shape>
          <draw:line draw:style-name="gr5" draw:text-style-name="P9" draw:layer="layout" svg:x1="2.5cm" svg:y1="11.776cm" svg:x2="2.5cm" svg:y2="13.276cm">
            <text:p/>
          </draw:line>
          <draw:line draw:style-name="gr5" draw:text-style-name="P9" draw:layer="layout" svg:x1="7.5cm" svg:y1="11.776cm" svg:x2="7.5cm" svg:y2="13.276cm">
            <text:p/>
          </draw:line>
          <draw:polyline draw:style-name="gr11" draw:text-style-name="P9" draw:layer="layout" svg:width="11.499cm" svg:height="4.999cm" draw:transform="rotate (-1.5707963267949) translate (7.5cm 3.776cm)" svg:viewBox="0 0 11500 5000" draw:points="10500,5000 11500,5000 11500,2500 0,2500 0,0 1000,0">
            <text:p/>
          </draw:polyline>
          <draw:polyline draw:style-name="gr11" draw:text-style-name="P9" draw:layer="layout" svg:width="11.499cm" svg:height="4.999cm" draw:transform="rotate (-1.5707963267949) translate (12.475cm 3.776cm)" svg:viewBox="0 0 11500 5000" draw:points="10500,5000 11500,5000 11500,2500 0,2475 0,0 1000,0">
            <text:p/>
          </draw:polyline>
          <draw:custom-shape draw:style-name="gr2" draw:text-style-name="P6" draw:layer="layout" svg:width="3cm" svg:height="1cm" svg:x="11cm" svg:y="5.776cm">
            <text:p text:style-name="P5"><text:span text:style-name="T5">build</text:span></text:p>
            <draw:enhanced-geometry svg:viewBox="0 0 21600 21600" draw:type="rectangle" draw:enhanced-path="M 0 0 L 21600 0 21600 21600 0 21600 0 0 Z N"/>
          </draw:custom-shape>
          <draw:line draw:style-name="gr5" draw:text-style-name="P9" draw:layer="layout" svg:x1="12.5cm" svg:y1="6.776cm" svg:x2="12.5cm" svg:y2="8.276cm">
            <text:p/>
          </draw:line>
          <draw:custom-shape draw:style-name="gr7" draw:text-style-name="P11" draw:layer="layout" svg:width="3cm" svg:height="1cm" svg:x="11cm" svg:y="4.776cm">
            <text:p text:style-name="P5"><text:span text:style-name="T5">fetch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6" draw:layer="layout" svg:width="3cm" svg:height="1cm" svg:x="11cm" svg:y="10.776cm">
            <text:p text:style-name="P5"><text:span text:style-name="T5">monitor</text:span></text:p>
            <draw:enhanced-geometry svg:viewBox="0 0 21600 21600" draw:type="rectangle" draw:enhanced-path="M 0 0 L 21600 0 21600 21600 0 21600 0 0 Z N"/>
          </draw:custom-shape>
          <draw:line draw:style-name="gr5" draw:text-style-name="P9" draw:layer="layout" svg:x1="12.5cm" svg:y1="11.776cm" svg:x2="12.5cm" svg:y2="13.276cm">
            <text:p/>
          </draw:line>
        </draw:g>
        <draw:frame presentation:style-name="pr5" draw:text-style-name="P18" draw:layer="layout" svg:width="11.51cm" svg:height="11.5cm" svg:x="16cm" svg:y="2.25cm" presentation:class="outline" presentation:user-transformed="true">
          <draw:text-box>
            <text:list text:style-name="L4">
              <text:list-item>
                <text:p text:style-name="P17"><text:span text:style-name="T7">Design-Time</text:span></text:p>
                <text:list>
                  <text:list-item>
                    <text:p><text:span text:style-name="T7">Change class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<text:span text:style-name="T8">Test-Time</text:span></text:p>
                <text:list>
                  <text:list-item>
                    <text:p><text:span text:style-name="T8">Find and file bug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<text:span text:style-name="T7">Run-Time</text:span></text:p>
                <text:list>
                  <text:list-item>
                    <text:p><text:span text:style-name="T7">Change objects</text:span></text:p>
                    <text:list>
                      <text:list-item>
                        <text:p><text:span text:style-name="T9">Class loading</text:span></text:p>
                      </text:list-item>
                      <text:list-item>
                        <text:p><text:span text:style-name="T9">Configuration</text:span></text:p>
                      </text:list-item>
                      <text:list-item>
                        <text:p><text:span text:style-name="T9">Execu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Exploding Class Hierarchies</text:p>
          </draw:text-box>
        </draw:frame>
        <draw:frame draw:style-name="gr13" draw:text-style-name="P20" draw:layer="layout" svg:width="27cm" svg:height="10.093cm" svg:x="0.5cm" svg:y="2.953cm" presentation:class="graphic">
          <draw:image xlink:href="Pictures/100000000000042E000001901F148BAEB185B7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Design-Time / Class Model</text:p>
          </draw:text-box>
        </draw:frame>
        <draw:frame draw:style-name="gr13" draw:text-style-name="P20" draw:layer="layout" svg:width="27cm" svg:height="10.384cm" svg:x="0.5cm" svg:y="2.808cm" presentation:class="graphic">
          <draw:image xlink:href="Pictures/100000000000018600000096983619B2C064F0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13" draw:text-style-name="P20" draw:layer="layout" svg:width="27cm" svg:height="10.933cm" svg:x="0.5cm" svg:y="2.533cm" presentation:class="graphic">
          <draw:image xlink:href="Pictures/10000000000003C3000001865E265788F8F1E366.png" xlink:type="simple" xlink:show="embed" xlink:actuate="onLoad" draw:mime-type="image/png">
            <text:p/>
          </draw:image>
        </draw:frame>
        <draw:frame presentation:style-name="pr4" draw:text-style-name="P1" draw:layer="layout" svg:width="28cm" svg:height="1.75cm" svg:x="0cm" svg:y="0cm" presentation:class="title">
          <draw:text-box>
            <text:p>Run-Time / Instances</text:p>
          </draw:text-box>
        </draw:frame>
        <draw:line draw:style-name="gr14" draw:text-style-name="P22" draw:layer="layout" svg:x1="0.5cm" svg:y1="6.07cm" svg:x2="27.5cm" svg:y2="6.07cm">
          <text:p text:style-name="P21"><text:span text:style-name="T10">model (type) level</text:span></text:p>
          <text:p text:style-name="P21"><text:span text:style-name="T10">instance level</text:span></text:p>
        </draw:lin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use-footer-name="ftr1" presentation:use-date-time-name="dtd1">
        <office:forms form:automatic-focus="false" form:apply-design-mode="false"/>
        <draw:frame draw:style-name="gr15" draw:text-style-name="P23" draw:layer="layout" svg:width="27.999cm" svg:height="15.749cm" svg:x="0cm" svg:y="0cm">
          <draw:image xlink:href="Pictures/10000001000007800000043866825E1FA40770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Intent of Type Object Pattern [JW98]</text:p>
          </draw:text-box>
        </draw:frame>
        <draw:frame presentation:style-name="pr7" draw:text-style-name="P25" draw:layer="layout" svg:width="27cm" svg:height="11.5cm" svg:x="0.5cm" svg:y="2.25cm" presentation:class="subtitle" presentation:user-transformed="true">
          <draw:text-box>
            <text:p text:style-name="P24"><text:span text:style-name="T11">Decouple instances from their classes so that those classes can be implemented as instances of a class. Type Object allows new “classes” to be created dynamically at runtime, lets a system provide its own type-checking rules, and can lead to simpler, smaller systems.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tructure of Type Object Pattern</text:p>
          </draw:text-box>
        </draw:frame>
        <draw:frame draw:style-name="gr13" draw:text-style-name="P20" draw:layer="layout" svg:width="27cm" svg:height="9.946cm" svg:x="0.5cm" svg:y="3.027cm" presentation:class="graphic">
          <draw:image xlink:href="Pictures/100000000000017C0000008C988D6748477715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llaborations of Type Object Pattern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Object</text:p>
                <text:list>
                  <text:list-item>
                    <text:p>Provides instance specific functionality</text:p>
                  </text:list-item>
                  <text:list-item>
                    <text:p>Delegates type-specific requests to type obje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Type</text:p>
                <text:list>
                  <text:list-item>
                    <text:p>Handles type-common requests for instances</text:p>
                  </text:list-item>
                  <text:list-item>
                    <text:p>May create and/or manage its insta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Examples of Type Object Pattern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Object and Class</text:p>
                <text:list>
                  <text:list-item>
                    <text:p>java.lang.Object: base object class (instances)</text:p>
                  </text:list-item>
                  <text:list-item>
                    <text:p>java.lang.Class: Java object type-object-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lower and FlowerType</text:p>
                <text:list>
                  <text:list-item>
                    <text:p>org.wahlzeit.flowers.Flower: flower object class (instances)</text:p>
                  </text:list-item>
                  <text:list-item>
                    <text:p>org.wahlzeit.flowers.FlowerType: flower type-object-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ersonRole and PersonRoleType</text:p>
                <text:list>
                  <text:list-item>
                    <text:p>com.app.model.PersonRole: person-role class</text:p>
                  </text:list-item>
                  <text:list-item>
                    <text:p>com.app.model.PersonRoleType: person-role type-object-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Quiz: Defining Keyboard Models [1]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You are developing software for configuring computers. You are implementing a Keyboard class to represent a keyboard that a customer might choose. However, there are many types of keyboards available and new types keep coming up.</text:p>
                <text:p><text:span text:style-name="T12">Using the Type Object pattern, how would you design the </text:span><text:span text:style-name="T12">Keyboard class in Java to make it easy to introduce new </text:span><text:span text:style-name="T12">keyboard types later on?</text:span></text:p>
                <text:p><text:span text:style-name="T13">Select all good design decisions.</text:span></text:p>
                <text:list>
                  <text:list-item>
                    <text:p><text:span text:style-name="T13">The Keyboard class defines two string attributes, model and make.</text:span></text:p>
                  </text:list-item>
                  <text:list-item>
                    <text:p><text:span text:style-name="T13">A separate KeyboardType class defines two attributes, model and </text:span><text:span text:style-name="T13">make.</text:span></text:p>
                  </text:list-item>
                  <text:list-item>
                    <text:p><text:span text:style-name="T13">The Keyboard class defines a reference to a KeyboardType class.</text:span></text:p>
                  </text:list-item>
                  <text:list-item>
                    <text:p><text:span text:style-name="T13">A KeyboardType class defines a collection of references to Keyboard </text:span><text:span text:style-name="T13">objects.</text:span></text:p>
                  </text:list-item>
                </text:list>
              </text:list-item>
            </text:list>
          </draw:text-box>
        </draw:frame>
        <draw:frame draw:style-name="gr16" draw:text-style-name="P27" draw:layer="layout" svg:width="20cm" svg:height="4cm" svg:x="0cm" svg:y="11.75cm">
          <draw:text-box>
            <text:p text:style-name="P26"><text:span text:style-name="T14">[1]</text:span><text:span text:style-name="T14"><text:tab/></text:span><text:span text:style-name="T14">Model and make are (common) synonyms for types.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nswer: Defining Keyboard Models</text:p>
          </draw:text-box>
        </draw:frame>
        <draw:frame presentation:style-name="pr8" draw:text-style-name="P18" draw:layer="layout" svg:width="27cm" svg:height="11.5cm" svg:x="0.5cm" svg:y="2.25cm" presentation:class="outline">
          <draw:text-box>
            <text:list text:style-name="L4">
              <text:list-item>
                <text:p><text:span text:style-name="T7">Using the Type Object pattern, how would you design the </text:span><text:span text:style-name="T7">Keyboard class in Java to make it easy to introduce new </text:span><text:span text:style-name="T7">keyboard types later on?</text:span></text:p>
                <text:list>
                  <text:list-item>
                    <text:p><text:span text:style-name="T9">The Keyboard class defines two string attributes, model and make.</text:span></text:p>
                    <text:list>
                      <text:list-item>
                        <text:p><text:span text:style-name="T7">No. This type information belongs into a Type Object class.</text:span></text:p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9">A separate KeyboardType class defines two attributes, model and </text:span><text:span text:style-name="T9">make.</text:span></text:p>
                    <text:list>
                      <text:list-item>
                        <text:p><text:span text:style-name="T7">Yes: You need a KeyboardType class to collect type information. </text:span></text:p>
                      </text:list-item>
                      <text:list-item>
                        <text:p><text:span text:style-name="T7">Maybe: Model and make are reasonable attributes of KeyboardType.</text:span></text:p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9">The Keyboard class defines a reference to a KeyboardType class.</text:span></text:p>
                    <text:list>
                      <text:list-item>
                        <text:p><text:span text:style-name="T7">Yes. A Keyboard object needs to access a KeyboardType object.</text:span><text:span text:style-name="T7"><text:line-break/></text:span><text:span text:style-name="T7">A direct reference is the easiest way to access the object.</text:span></text:p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9">A KeyboardType class defines a collection references to Keyboard </text:span><text:span text:style-name="T9">objects.</text:span></text:p>
                    <text:list>
                      <text:list-item>
                        <text:p><text:span text:style-name="T7">No. It is unusual to make the type object track its instances.</text:span><text:span text:style-name="T7"><text:line-break/></text:span><text:span text:style-name="T7">If anything, you’ll use a Manager object for this task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 Object Applied to Flowers</text:p>
          </draw:text-box>
        </draw:frame>
        <draw:frame draw:style-name="gr13" draw:text-style-name="P20" draw:layer="layout" svg:width="25.983cm" svg:height="11.5cm" svg:x="1.008cm" svg:y="2.25cm" presentation:class="graphic">
          <draw:image xlink:href="Pictures/10000000000002620000010E003E92920062D7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reating Flower Instances</text:p>
          </draw:text-box>
        </draw:frame>
        <draw:frame presentation:style-name="pr9" draw:text-style-name="P29" draw:layer="layout" svg:width="27cm" svg:height="4.5cm" svg:x="0.5cm" svg:y="2.25cm" presentation:class="outline" presentation:user-transformed="true">
          <draw:text-box>
            <text:p text:style-name="P28"><text:span text:style-name="T15">public Flower </text:span><text:span text:style-name="T16">FlowerManager#createFlower</text:span><text:span text:style-name="T15">(String typeName) {</text:span></text:p>
            <text:p text:style-name="P28"><text:span text:style-name="T15"><text:s text:c="2"/></text:span><text:span text:style-name="T15">assertIsValidFlowerTypeName(typeName)</text:span><text:span text:style-name="T17">;</text:span></text:p>
            <text:p text:style-name="P28"><text:span text:style-name="T15"><text:s text:c="2"/></text:span><text:span text:style-name="T15">FlowerType ft = </text:span><text:span text:style-name="T16">getFlowerType</text:span><text:span text:style-name="T15">(typeName);</text:span></text:p>
            <text:p text:style-name="P28"><text:span text:style-name="T15"><text:s text:c="2"/></text:span><text:span text:style-name="T15">Flower result = </text:span><text:span text:style-name="T16">ft.createInstance</text:span><text:span text:style-name="T15">(...);</text:span></text:p>
            <text:p text:style-name="P28"><text:span text:style-name="T15"><text:s text:c="2"/></text:span><text:span text:style-name="T15">flowers.put(result.getId(), result);</text:span></text:p>
            <text:p text:style-name="P28"><text:span text:style-name="T15"><text:s text:c="2"/></text:span><text:span text:style-name="T15">return result;</text:span></text:p>
            <text:p text:style-name="P28"><text:span text:style-name="T15">}</text:span></text:p>
          </draw:text-box>
        </draw:frame>
        <draw:frame presentation:style-name="pr9" draw:text-style-name="P29" draw:layer="layout" svg:width="27cm" svg:height="3.5cm" svg:x="0.5cm" svg:y="10.25cm" presentation:class="outline" presentation:user-transformed="true">
          <draw:text-box>
            <text:p text:style-name="P28"><text:span text:style-name="T15">protected FlowerType </text:span><text:span text:style-name="T16">Flower#flowerType</text:span><text:span text:style-name="T15"> = null;</text:span></text:p>
            <text:p text:style-name="P28"><text:span text:style-name="T15"/></text:p>
            <text:p text:style-name="P28"><text:span text:style-name="T15">public </text:span><text:span text:style-name="T16">Flower#Flower</text:span><text:span text:style-name="T15">(FlowerType ft) {</text:span></text:p>
            <text:p text:style-name="P28"><text:span text:style-name="T15"><text:s text:c="2"/></text:span><text:span text:style-name="T15">flowerType = ft;</text:span></text:p>
            <text:p text:style-name="P28"><text:span text:style-name="T15">}</text:span></text:p>
          </draw:text-box>
        </draw:frame>
        <draw:frame presentation:style-name="pr9" draw:text-style-name="P29" draw:layer="layout" svg:width="27cm" svg:height="3.5cm" svg:x="0.5cm" svg:y="6.75cm" presentation:class="outline" presentation:user-transformed="true">
          <draw:text-box>
            <text:p text:style-name="P28"><text:span text:style-name="T15">public Flower </text:span><text:span text:style-name="T16">FlowerType#createInstance</text:span><text:span text:style-name="T15">() {</text:span></text:p>
            <text:p text:style-name="P28"><text:span text:style-name="T15"><text:s text:c="2"/></text:span><text:span text:style-name="T15">return new Flower(this);</text:span></text:p>
            <text:p text:style-name="P28"><text:span text:style-name="T1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Benefits of Type Object Pattern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Reduces an exploding class hierarchy to two classes</text:p>
              </text:list-item>
              <text:list-item>
                <text:p>Allows for managing new classes (types) are run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Downsides of Type Object Pattern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Increased run-time complexity</text:p>
                <text:list>
                  <text:list-item>
                    <text:p>Makes code more difficult to read</text:p>
                  </text:list-item>
                  <text:list-item>
                    <text:p>Makes debugging more diffic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Quiz: Type Object Hierarchy</text:p>
          </draw:text-box>
        </draw:frame>
        <draw:frame presentation:style-name="pr8" draw:text-style-name="P31" draw:layer="layout" svg:width="16.51cm" svg:height="11.5cm" svg:x="11cm" svg:y="2.25cm" presentation:class="outline" presentation:user-transformed="true">
          <draw:text-box>
            <text:p text:style-name="P30"><text:span text:style-name="T8">Plants are classified (in a hierarchy) according to the </text:span><text:span text:style-name="T18">International </text:span><text:span text:style-name="T18">Code of Nomenclature for Cultivated Plants.</text:span></text:p>
            <text:p text:style-name="P30"><text:span text:style-name="T19">How to represent a type hierarchy for flowers in Flowers?</text:span></text:p>
          </draw:text-box>
        </draw:frame>
        <draw:frame draw:style-name="gr15" draw:text-style-name="P23" draw:layer="layout" svg:width="9.78cm" svg:height="13cm" svg:x="0.5cm" svg:y="2.25cm">
          <draw:image xlink:href="Pictures/10000001000003020000040002A5333F92CD4322.png" xlink:type="simple" xlink:show="embed" xlink:actuate="onLoad" draw:mime-type="image/png">
            <text:p/>
          </draw:image>
        </draw:frame>
        <draw:frame draw:style-name="gr17" draw:text-style-name="P32" draw:layer="layout" svg:width="14cm" svg:height="2cm" svg:x="14cm" svg:y="13.75cm">
          <draw:text-box>
            <text:p text:style-name="P26"><text:span text:style-name="T20">Flower families photo courtesy of Wikipedia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nswer 1 / 2: Type Object Hierarchy</text:p>
          </draw:text-box>
        </draw:frame>
        <draw:frame draw:style-name="gr13" draw:text-style-name="P20" draw:layer="layout" svg:width="27cm" svg:height="9.303cm" svg:x="0.5cm" svg:y="3.348cm" presentation:class="graphic">
          <draw:image xlink:href="Pictures/1000000000000216000000B8BB3692C423C008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nswer 2 / 2: Type Object Hierarchy</text:p>
          </draw:text-box>
        </draw:frame>
        <draw:frame draw:style-name="gr13" draw:text-style-name="P20" draw:layer="layout" svg:width="17.514cm" svg:height="11.5cm" svg:x="5.243cm" svg:y="2.25cm" presentation:class="graphic">
          <draw:image xlink:href="Pictures/10000000000002DB000001E0C1C2F416E6C04C9C.png" xlink:type="simple" xlink:show="embed" xlink:actuate="onLoad" draw:mime-type="image/png">
            <text:p/>
          </draw:image>
        </draw:frame>
        <draw:line draw:style-name="gr14" draw:text-style-name="P22" draw:layer="layout" svg:x1="0.5cm" svg:y1="11cm" svg:x2="27.5cm" svg:y2="11cm">
          <text:p text:style-name="P21"><text:span text:style-name="T10">model (type) level</text:span></text:p>
          <text:p text:style-name="P21"><text:span text:style-name="T10">instance level</text:span></text:p>
        </draw:lin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Implementing the FlowerType Hierarchy</text:p>
          </draw:text-box>
        </draw:frame>
        <draw:frame presentation:style-name="pr10" draw:text-style-name="P29" draw:layer="layout" svg:width="27cm" svg:height="11.5cm" svg:x="0.5cm" svg:y="2.25cm" presentation:class="outline" presentation:user-transformed="true">
          <draw:text-box>
            <text:p text:style-name="P28"><text:span text:style-name="T15">public class </text:span><text:span text:style-name="T16">FlowerType </text:span><text:span text:style-name="T17">extends DataObject</text:span><text:span text:style-name="T15"> {</text:span></text:p>
            <text:p text:style-name="P28"><text:span text:style-name="T15"><text:s text:c="2"/></text:span><text:span text:style-name="T15">protected FlowerType </text:span><text:span text:style-name="T16">superType </text:span><text:span text:style-name="T15">= null;</text:span></text:p>
            <text:p text:style-name="P28"><text:span text:style-name="T15"><text:s text:c="2"/></text:span><text:span text:style-name="T15">protected Set&lt;FlowerType&gt; </text:span><text:span text:style-name="T16">subTypes </text:span><text:span text:style-name="T15">= new HashSet&lt;FlowerType&gt;();</text:span></text:p>
            <text:p text:style-name="P28"><text:span text:style-name="T21"/></text:p>
            <text:p text:style-name="P28"><text:span text:style-name="T15"><text:s text:c="2"/></text:span><text:span text:style-name="T15">public FlowerType </text:span><text:span text:style-name="T16">getSuperType</text:span><text:span text:style-name="T15">() {</text:span></text:p>
            <text:p text:style-name="P28"><text:span text:style-name="T15"><text:s text:c="4"/></text:span><text:span text:style-name="T15">return superType;</text:span></text:p>
            <text:p text:style-name="P28"><text:span text:style-name="T15"><text:s text:c="2"/></text:span><text:span text:style-name="T15">}</text:span></text:p>
            <text:p text:style-name="P28"><text:span text:style-name="T15"/></text:p>
            <text:p text:style-name="P28"><text:span text:style-name="T15"><text:s text:c="2"/></text:span><text:span text:style-name="T15">public Iterator&lt;FlowerType&gt; </text:span><text:span text:style-name="T16">getSubTypeIterator</text:span><text:span text:style-name="T15">() {</text:span></text:p>
            <text:p text:style-name="P28"><text:span text:style-name="T15"><text:s text:c="4"/></text:span><text:span text:style-name="T15">return subTypes.iterator();</text:span></text:p>
            <text:p text:style-name="P28"><text:span text:style-name="T15"><text:s text:c="2"/></text:span><text:span text:style-name="T15">}</text:span></text:p>
            <text:p text:style-name="P28"><text:span text:style-name="T15"/></text:p>
            <text:p text:style-name="P28"><text:span text:style-name="T15"><text:s text:c="2"/></text:span><text:span text:style-name="T15">public void </text:span><text:span text:style-name="T16">addSubType</text:span><text:span text:style-name="T15">(FlowerType ft) {</text:span></text:p>
            <text:p text:style-name="P28"><text:span text:style-name="T15"><text:s text:c="4"/></text:span><text:span text:style-name="T15">assert (ft != null) : “tried to set null sub-type”;</text:span></text:p>
            <text:p text:style-name="P28"><text:span text:style-name="T15"><text:s text:c="4"/></text:span><text:span text:style-name="T15">ft.setSuperType(this);</text:span></text:p>
            <text:p text:style-name="P28"><text:span text:style-name="T15"><text:s text:c="4"/></text:span><text:span text:style-name="T15">subTypes.add(ft);</text:span></text:p>
            <text:p text:style-name="P28"><text:span text:style-name="T15"><text:s text:c="2"/></text:span><text:span text:style-name="T15">}</text:span></text:p>
            <text:p text:style-name="P28"><text:span text:style-name="T15"/></text:p>
            <text:p text:style-name="P28"><text:span text:style-name="T15"><text:s text:c="2"/></text:span><text:span text:style-name="T15">...</text:span></text:p>
            <text:p text:style-name="P28"><text:span text:style-name="T15">}</text:span></text:p>
            <text:p text:style-name="P28"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Using a FlowerType Object</text:p>
          </draw:text-box>
        </draw:frame>
        <draw:frame presentation:style-name="pr10" draw:text-style-name="P29" draw:layer="layout" svg:width="27cm" svg:height="11.5cm" svg:x="0.5cm" svg:y="2.25cm" presentation:class="outline" presentation:user-transformed="true">
          <draw:text-box>
            <text:p text:style-name="P28"><text:span text:style-name="T15">public class </text:span><text:span text:style-name="T16">FlowerType</text:span><text:span text:style-name="T15"> {</text:span></text:p>
            <text:p text:style-name="P28"><text:span text:style-name="T15"/></text:p>
            <text:p text:style-name="P28"><text:span text:style-name="T15"><text:s text:c="2"/></text:span><text:span text:style-name="T15">public boolean </text:span><text:span text:style-name="T16">hasInstance</text:span><text:span text:style-name="T15">(Flower flower) {</text:span></text:p>
            <text:p text:style-name="P28"><text:span text:style-name="T15"><text:s text:c="4"/></text:span><text:span text:style-name="T15">assert (flower != null) : “asked about null object”;</text:span></text:p>
            <text:p text:style-name="P28"><text:span text:style-name="T15"/></text:p>
            <text:p text:style-name="P28"><text:span text:style-name="T15"><text:s text:c="4"/></text:span><text:span text:style-name="T15">if (flower.getType() == this) {</text:span></text:p>
            <text:p text:style-name="P28"><text:span text:style-name="T15"><text:s text:c="6"/></text:span><text:span text:style-name="T15">return true;</text:span></text:p>
            <text:p text:style-name="P28"><text:span text:style-name="T15"><text:s text:c="4"/></text:span><text:span text:style-name="T15">}</text:span></text:p>
            <text:p text:style-name="P28"><text:span text:style-name="T15"/></text:p>
            <text:p text:style-name="P28"><text:span text:style-name="T15"><text:s text:c="4"/></text:span><text:span text:style-name="T15">for (FlowerType type : subTypes) {</text:span></text:p>
            <text:p text:style-name="P28"><text:span text:style-name="T15"><text:s text:c="6"/></text:span><text:span text:style-name="T15">if (type.hasInstance(flower)) {</text:span></text:p>
            <text:p text:style-name="P28"><text:span text:style-name="T15"><text:s text:c="8"/></text:span><text:span text:style-name="T15">return true;</text:span></text:p>
            <text:p text:style-name="P28"><text:span text:style-name="T15"><text:s text:c="6"/></text:span><text:span text:style-name="T15">}</text:span></text:p>
            <text:p text:style-name="P28"><text:span text:style-name="T15"><text:s text:c="4"/></text:span><text:span text:style-name="T15">}</text:span></text:p>
            <text:p text:style-name="P28"><text:span text:style-name="T15"/></text:p>
            <text:p text:style-name="P28"><text:span text:style-name="T15"><text:s text:c="4"/></text:span><text:span text:style-name="T15">return false;</text:span></text:p>
            <text:p text:style-name="P28"><text:span text:style-name="T15"><text:s text:c="2"/></text:span><text:span text:style-name="T15">} </text:span></text:p>
            <text:p text:style-name="P28"><text:span text:style-name="T15"><text:s/></text:span></text:p>
            <text:p text:style-name="P28"><text:span text:style-name="T15"><text:s text:c="2"/></text:span><text:span text:style-name="T15">... </text:span></text:p>
            <text:p text:style-name="P28"><text:span text:style-name="T15">}</text:span></text:p>
            <text:p text:style-name="P28"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White" presentation:use-footer-name="ftr1" presentation:use-date-time-name="dtd1">
        <office:forms form:automatic-focus="false" form:apply-design-mode="false"/>
        <draw:frame draw:style-name="gr13" draw:text-style-name="P20" draw:layer="layout" svg:width="16.26cm" svg:height="15.25cm" svg:x="5.87cm" svg:y="0.25cm" presentation:class="graphic" presentation:user-transformed="true">
          <draw:image xlink:href="Pictures/10000000000003E3000003A59101FA02D650A2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1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13" draw:text-style-name="P20" draw:layer="layout" svg:width="10.939cm" svg:height="11.5cm" svg:x="8.53cm" svg:y="2.25cm" presentation:class="graphic">
          <draw:image xlink:href="Pictures/10000000000001860000019AC9ED60A1127B0FB4.png" xlink:type="simple" xlink:show="embed" xlink:actuate="onLoad" draw:mime-type="image/png">
            <text:p/>
          </draw:image>
        </draw:frame>
        <draw:frame presentation:style-name="pr4" draw:text-style-name="P1" draw:layer="layout" svg:width="28cm" svg:height="1.75cm" svg:x="0cm" svg:y="0cm" presentation:class="title">
          <draw:text-box>
            <text:p>Simple Object Value Model</text:p>
          </draw:text-box>
        </draw:frame>
        <draw:line draw:style-name="gr14" draw:text-style-name="P22" draw:layer="layout" svg:x1="0.5cm" svg:y1="10.1cm" svg:x2="27.5cm" svg:y2="10.1cm">
          <text:p text:style-name="P21"><text:span text:style-name="T10">model (type) level</text:span></text:p>
          <text:p text:style-name="P21"><text:span text:style-name="T10">instance level</text:span></text:p>
        </draw:lin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Example of Simple Object Value Model</text:p>
          </draw:text-box>
        </draw:frame>
        <draw:frame draw:style-name="gr13" draw:text-style-name="P20" draw:layer="layout" svg:width="19.244cm" svg:height="11.5cm" svg:x="4.378cm" svg:y="2.25cm" presentation:class="graphic">
          <draw:image xlink:href="Pictures/10000000000002F1000001C208D8C13FC44833E5.png" xlink:type="simple" xlink:show="embed" xlink:actuate="onLoad" draw:mime-type="image/png">
            <text:p/>
          </draw:image>
        </draw:frame>
        <draw:line draw:style-name="gr14" draw:text-style-name="P22" draw:layer="layout" svg:x1="0.5cm" svg:y1="8.1cm" svg:x2="27.5cm" svg:y2="8.1cm">
          <text:p text:style-name="P21"><text:span text:style-name="T10">model (type) level</text:span></text:p>
          <text:p text:style-name="P21"><text:span text:style-name="T10">instance level</text:span></text:p>
        </draw:lin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Classifier Part of the UML Metamodel</text:p>
          </draw:text-box>
        </draw:frame>
        <draw:frame draw:style-name="gr13" draw:text-style-name="P20" draw:layer="layout" svg:width="20.248cm" svg:height="11.5cm" svg:x="3.876cm" svg:y="2.25cm" presentation:class="graphic">
          <draw:image xlink:href="Pictures/100000010000052C000002F0C4B4D78CF46B3F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Java, UML, Flowers</text:p>
          </draw:text-box>
        </draw:frame>
        <draw:frame draw:style-name="standard" draw:layer="layout" svg:width="27cm" svg:height="13cm" svg:x="0.502cm" svg:y="2.252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3"><text:span text:style-name="T22">M2</text:span></text:p>
                <text:p text:style-name="P33"><text:span text:style-name="T22">Language Level</text:span></text:p>
              </table:table-cell>
              <table:table-cell>
                <text:p text:style-name="P34"><text:span text:style-name="T22">M1</text:span></text:p>
                <text:p text:style-name="P34"><text:span text:style-name="T22">Model / Code Level</text:span></text:p>
              </table:table-cell>
              <table:table-cell>
                <text:p text:style-name="P34"><text:span text:style-name="T22">M0</text:span></text:p>
                <text:p text:style-name="P34"><text:span text:style-name="T22">Run-time / Obj. Level</text:span></text:p>
              </table:table-cell>
            </table:table-row>
            <table:table-row table:style-name="ro2" table:default-cell-style-name="ce3">
              <table:table-cell table:style-name="ce2">
                <text:p text:style-name="P35"><text:span text:style-name="T23">java.lang.Class</text:span></text:p>
                <text:p text:style-name="P35"><text:span text:style-name="T23">...</text:span></text:p>
              </table:table-cell>
              <table:table-cell>
                <text:p text:style-name="P36"><text:span text:style-name="T23">java.lang.Object</text:span></text:p>
                <text:p text:style-name="P36"><text:span text:style-name="T23">flowers.FlowerPhoto</text:span></text:p>
                <text:p text:style-name="P36"><text:span text:style-name="T23">flowers.FlowerType</text:span></text:p>
                <text:p text:style-name="P36"><text:span text:style-name="T23">flowers.Flower</text:span></text:p>
                <text:p text:style-name="P36"><text:span text:style-name="T23">...</text:span></text:p>
              </table:table-cell>
              <table:table-cell>
                <text:p text:style-name="P36"><text:span text:style-name="T23">fragrantCloud : FlowerType</text:span></text:p>
                <text:p text:style-name="P36"><text:span text:style-name="T23">flower34563 : Flower</text:span></text:p>
                <text:p text:style-name="P36"><text:span text:style-name="T23">...</text:span></text:p>
              </table:table-cell>
            </table:table-row>
            <table:table-row table:style-name="ro2" table:default-cell-style-name="ce4">
              <table:table-cell>
                <text:p text:style-name="P35"><text:span text:style-name="T23">uml.Classifier</text:span></text:p>
                <text:p text:style-name="P35"><text:span text:style-name="T23">uml.Generalization</text:span></text:p>
                <text:p text:style-name="P35"><text:span text:style-name="T23">uml.StereoType</text:span></text:p>
                <text:p text:style-name="P35"><text:span text:style-name="T23">uml.Component</text:span></text:p>
                <text:p text:style-name="P35"><text:span text:style-name="T23">...</text:span></text:p>
              </table:table-cell>
              <table:table-cell>
                <text:p text:style-name="P35"><text:span text:style-name="T23">flowers.FlowerPhoto</text:span></text:p>
                <text:p text:style-name="P35"><text:span text:style-name="T23">flowers.FlowerType</text:span></text:p>
                <text:p text:style-name="P35"><text:span text:style-name="T23">flowers.Flower</text:span></text:p>
                <text:p text:style-name="P35"><text:span text:style-name="T23">...</text:span></text:p>
              </table:table-cell>
              <table:table-cell>
                <text:p text:style-name="P35"><text:span text:style-name="T23">fragrantCloud : FlowerType</text:span></text:p>
                <text:p text:style-name="P35"><text:span text:style-name="T23">flower34563 : Flower</text:span></text:p>
                <text:p text:style-name="P35"><text:span text:style-name="T23">...</text:span></text:p>
              </table:table-cell>
            </table:table-row>
            <table:table-row table:style-name="ro3" table:default-cell-style-name="ce6">
              <table:table-cell table:style-name="ce5">
                <text:p text:style-name="P36"><text:span text:style-name="T23">flowers.FlowerType</text:span></text:p>
                <text:p text:style-name="P36"><text:span text:style-name="T23">...</text:span></text:p>
              </table:table-cell>
              <table:table-cell>
                <text:p text:style-name="P35"><text:span text:style-name="T23">flowers.Flower : FlowerType</text:span></text:p>
                <text:p text:style-name="P35"><text:span text:style-name="T23">fragrantCloud : FlowerType</text:span></text:p>
                <text:p text:style-name="P35"><text:span text:style-name="T23">...</text:span></text:p>
              </table:table-cell>
              <table:table-cell>
                <text:p text:style-name="P35"><text:span text:style-name="T23">flower34563 : Flower</text:span></text:p>
                <text:p text:style-name="P35"><text:span text:style-name="T23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standard" draw:layer="layout" svg:width="27cm" svg:height="13cm" svg:x="0.501cm" svg:y="2.251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3"><text:span text:style-name="T22">M2</text:span></text:p>
                <text:p text:style-name="P33"><text:span text:style-name="T22">Language Level</text:span></text:p>
              </table:table-cell>
              <table:table-cell>
                <text:p text:style-name="P34"><text:span text:style-name="T22">M1</text:span></text:p>
                <text:p text:style-name="P34"><text:span text:style-name="T22">Model / Code Level</text:span></text:p>
              </table:table-cell>
              <table:table-cell>
                <text:p text:style-name="P34"><text:span text:style-name="T22">M0</text:span></text:p>
                <text:p text:style-name="P34"><text:span text:style-name="T22">Run-time / Obj. Level</text:span></text:p>
              </table:table-cell>
            </table:table-row>
            <table:table-row table:style-name="ro2" table:default-cell-style-name="ce3">
              <table:table-cell table:style-name="ce2">
                <text:p text:style-name="P35"><text:span text:style-name="T23">java.lang.Class</text:span></text:p>
                <text:p text:style-name="P35"><text:span text:style-name="T23">...</text:span></text:p>
              </table:table-cell>
              <table:table-cell>
                <text:p text:style-name="P36"><text:span text:style-name="T23">java.lang.Object</text:span></text:p>
                <text:p text:style-name="P36"><text:span text:style-name="T23">flowers.FlowerPhoto</text:span></text:p>
                <text:p text:style-name="P36"><text:span text:style-name="T23">flowers.FlowerType</text:span></text:p>
                <text:p text:style-name="P36"><text:span text:style-name="T23">flowers.Flower</text:span></text:p>
                <text:p text:style-name="P36"><text:span text:style-name="T23">...</text:span></text:p>
              </table:table-cell>
              <table:table-cell>
                <text:p text:style-name="P36"><text:span text:style-name="T23">fragrantCloud : FlowerType</text:span></text:p>
                <text:p text:style-name="P36"><text:span text:style-name="T23">flower34563 : Flower</text:span></text:p>
                <text:p text:style-name="P36"><text:span text:style-name="T23">...</text:span></text:p>
              </table:table-cell>
            </table:table-row>
            <table:table-row table:style-name="ro2" table:default-cell-style-name="ce4">
              <table:table-cell>
                <text:p text:style-name="P35"><text:span text:style-name="T23">uml.Classifier</text:span></text:p>
                <text:p text:style-name="P35"><text:span text:style-name="T23">uml.Generalization</text:span></text:p>
                <text:p text:style-name="P35"><text:span text:style-name="T23">uml.StereoType</text:span></text:p>
                <text:p text:style-name="P35"><text:span text:style-name="T23">uml.Component</text:span></text:p>
                <text:p text:style-name="P35"><text:span text:style-name="T23">...</text:span></text:p>
              </table:table-cell>
              <table:table-cell>
                <text:p text:style-name="P35"><text:span text:style-name="T23">flowers.FlowerPhoto</text:span></text:p>
                <text:p text:style-name="P35"><text:span text:style-name="T23">flowers.FlowerType</text:span></text:p>
                <text:p text:style-name="P35"><text:span text:style-name="T23">flowers.Flower</text:span></text:p>
                <text:p text:style-name="P35"><text:span text:style-name="T23">...</text:span></text:p>
              </table:table-cell>
              <table:table-cell>
                <text:p text:style-name="P35"><text:span text:style-name="T23">fragrantCloud : FlowerType</text:span></text:p>
                <text:p text:style-name="P35"><text:span text:style-name="T23">flower34563 : Flower</text:span></text:p>
                <text:p text:style-name="P35"><text:span text:style-name="T23">...</text:span></text:p>
              </table:table-cell>
            </table:table-row>
            <table:table-row table:style-name="ro3" table:default-cell-style-name="ce6">
              <table:table-cell table:style-name="ce5">
                <text:p text:style-name="P36"><text:span text:style-name="T23">flowers.FlowerType</text:span></text:p>
                <text:p text:style-name="P36"><text:span text:style-name="T23">...</text:span></text:p>
              </table:table-cell>
              <table:table-cell>
                <text:p text:style-name="P35"><text:span text:style-name="T23">flowers.Flower : FlowerType</text:span></text:p>
                <text:p text:style-name="P35"><text:span text:style-name="T23">fragrantCloud : FlowerType</text:span></text:p>
                <text:p text:style-name="P35"><text:span text:style-name="T23">...</text:span></text:p>
              </table:table-cell>
              <table:table-cell>
                <text:p text:style-name="P35"><text:span text:style-name="T23">flower34563 : Flower</text:span></text:p>
                <text:p text:style-name="P35"><text:span text:style-name="T23">..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4" draw:text-style-name="P1" draw:layer="layout" svg:width="28cm" svg:height="1.75cm" svg:x="0cm" svg:y="0cm" presentation:class="title">
          <draw:text-box>
            <text:p>Model / Instance Relationships (Static)</text:p>
          </draw:text-box>
        </draw:frame>
        <draw:custom-shape draw:style-name="gr18" draw:text-style-name="P38" draw:layer="layout" svg:width="26cm" svg:height="4cm" svg:x="1cm" svg:y="7.1cm">
          <text:p text:style-name="P37"><text:span text:style-name="T24">static model / instance relationship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standard" draw:layer="layout" svg:width="27cm" svg:height="13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3"><text:span text:style-name="T22">M2</text:span></text:p>
                <text:p text:style-name="P33"><text:span text:style-name="T22">Language Level</text:span></text:p>
              </table:table-cell>
              <table:table-cell>
                <text:p text:style-name="P34"><text:span text:style-name="T22">M1</text:span></text:p>
                <text:p text:style-name="P34"><text:span text:style-name="T22">Model / Code Level</text:span></text:p>
              </table:table-cell>
              <table:table-cell>
                <text:p text:style-name="P34"><text:span text:style-name="T22">M0</text:span></text:p>
                <text:p text:style-name="P34"><text:span text:style-name="T22">Run-time / Obj. Level</text:span></text:p>
              </table:table-cell>
            </table:table-row>
            <table:table-row table:style-name="ro2" table:default-cell-style-name="ce3">
              <table:table-cell table:style-name="ce2">
                <text:p text:style-name="P35"><text:span text:style-name="T23">java.lang.Class</text:span></text:p>
                <text:p text:style-name="P35"><text:span text:style-name="T23">...</text:span></text:p>
              </table:table-cell>
              <table:table-cell>
                <text:p text:style-name="P36"><text:span text:style-name="T23">java.lang.Object</text:span></text:p>
                <text:p text:style-name="P36"><text:span text:style-name="T23">flowers.FlowerPhoto</text:span></text:p>
                <text:p text:style-name="P36"><text:span text:style-name="T23">flowers.FlowerType</text:span></text:p>
                <text:p text:style-name="P36"><text:span text:style-name="T23">flowers.Flower</text:span></text:p>
                <text:p text:style-name="P36"><text:span text:style-name="T23">...</text:span></text:p>
              </table:table-cell>
              <table:table-cell>
                <text:p text:style-name="P36"><text:span text:style-name="T23">fragrantCloud : FlowerType</text:span></text:p>
                <text:p text:style-name="P36"><text:span text:style-name="T23">flower34563 : Flower</text:span></text:p>
                <text:p text:style-name="P36"><text:span text:style-name="T23">...</text:span></text:p>
              </table:table-cell>
            </table:table-row>
            <table:table-row table:style-name="ro2" table:default-cell-style-name="ce4">
              <table:table-cell>
                <text:p text:style-name="P35"><text:span text:style-name="T23">uml.Classifier</text:span></text:p>
                <text:p text:style-name="P35"><text:span text:style-name="T23">uml.Generalization</text:span></text:p>
                <text:p text:style-name="P35"><text:span text:style-name="T23">uml.StereoType</text:span></text:p>
                <text:p text:style-name="P35"><text:span text:style-name="T23">uml.Component</text:span></text:p>
                <text:p text:style-name="P35"><text:span text:style-name="T23">...</text:span></text:p>
              </table:table-cell>
              <table:table-cell>
                <text:p text:style-name="P35"><text:span text:style-name="T23">flowers.FlowerPhoto</text:span></text:p>
                <text:p text:style-name="P35"><text:span text:style-name="T23">flowers.FlowerType</text:span></text:p>
                <text:p text:style-name="P35"><text:span text:style-name="T23">flowers.Flower</text:span></text:p>
                <text:p text:style-name="P35"><text:span text:style-name="T23">...</text:span></text:p>
              </table:table-cell>
              <table:table-cell>
                <text:p text:style-name="P35"><text:span text:style-name="T23">fragrantCloud : FlowerType</text:span></text:p>
                <text:p text:style-name="P35"><text:span text:style-name="T23">flower34563 : Flower</text:span></text:p>
                <text:p text:style-name="P35"><text:span text:style-name="T23">...</text:span></text:p>
              </table:table-cell>
            </table:table-row>
            <table:table-row table:style-name="ro3" table:default-cell-style-name="ce6">
              <table:table-cell table:style-name="ce5">
                <text:p text:style-name="P36"><text:span text:style-name="T23">flowers.FlowerType</text:span></text:p>
                <text:p text:style-name="P36"><text:span text:style-name="T23">...</text:span></text:p>
              </table:table-cell>
              <table:table-cell>
                <text:p text:style-name="P35"><text:span text:style-name="T23">flowers.Flower : FlowerType</text:span></text:p>
                <text:p text:style-name="P35"><text:span text:style-name="T23">fragrantCloud : FlowerType</text:span></text:p>
                <text:p text:style-name="P35"><text:span text:style-name="T23">...</text:span></text:p>
              </table:table-cell>
              <table:table-cell>
                <text:p text:style-name="P35"><text:span text:style-name="T23">flower34563 : Flower</text:span></text:p>
                <text:p text:style-name="P35"><text:span text:style-name="T23">..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4" draw:text-style-name="P1" draw:layer="layout" svg:width="28cm" svg:height="1.75cm" svg:x="0cm" svg:y="0cm" presentation:class="title">
          <draw:text-box>
            <text:p>Model / Instance Relationships (Dynamic)</text:p>
          </draw:text-box>
        </draw:frame>
        <draw:custom-shape draw:style-name="gr19" draw:text-style-name="P40" draw:layer="layout" svg:width="11cm" svg:height="6cm" draw:transform="rotate (1.5707963267949) translate (20cm 14.4cm)">
          <text:p text:style-name="P39"><text:span text:style-name="T22">dynamic model / instance </text:span></text:p>
          <text:p text:style-name="P39"><text:span text:style-name="T22">relationship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Vocabulary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Metaclass, class and object</text:p>
                <text:list>
                  <text:list-item>
                    <text:p>Usually used in absolute terms, covering levels M2, M1, M0</text:p>
                    <text:list>
                      <text:list-item>
                        <text:p>Metaclass = element of M2 level (language level)</text:p>
                      </text:list-item>
                      <text:list-item>
                        <text:p>Class = element of M1 level (model level)</text:p>
                      </text:list-item>
                      <text:list-item>
                        <text:p>Object = element of M0 level (object/instance/run-time level)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eta-object and base-object</text:p>
                <text:list>
                  <text:list-item>
                    <text:p>Usually use as relative terms: the meta-object describes the base-object</text:p>
                    <text:list>
                      <text:list-item>
                        <text:p>A meta-object can be the base-object for another meta-objec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ype and instance</text:p>
                <text:list>
                  <text:list-item>
                    <text:p>Usually used as relative terms, similary to meta and base-ob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Meta-Object Protocols (MOPs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Introspection</text:p>
                <text:list>
                  <text:list-item>
                    <text:p>Provide information about base ob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tercession</text:p>
                <text:list>
                  <text:list-item>
                    <text:p>Manipulate structure and behavior of base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ype object design pattern</text:p>
                <text:list>
                  <text:list-item>
                    <text:p>Definition, purpose, examples</text:p>
                  </text:list-item>
                  <text:list-item>
                    <text:p>In application domains (movies, flowers)</text:p>
                  </text:list-item>
                  <text:list-item>
                    <text:p>In technical domains (object/class, UM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eta-modeling</text:p>
                <text:list>
                  <text:list-item>
                    <text:p>UML metamodel</text:p>
                  </text:list-item>
                  <text:list-item>
                    <text:p>Static and dynamic relationshi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6" draw:text-style-name="P41" draw:layer="layout" svg:width="20cm" svg:height="4cm" svg:x="0cm" svg:y="11.75cm">
          <draw:text-box>
            <text:p text:style-name="P26"><text:span text:style-name="T20">DR</text:span></text:p>
          </draw:text-box>
        </draw:frame>
        <draw:frame presentation:style-name="pr13" draw:text-style-name="P42" draw:layer="layout" svg:width="27cm" svg:height="7cm" svg:x="0.5cm" svg:y="8cm">
          <draw:text-box>
            <text:p text:style-name="P2"><text:span text:style-name="T25"><text:a xlink:href="mailto:dirk.riehle@fau.de" xlink:type="simple">dirk.riehle@fau.de</text:a></text:span><text:span text:style-name="T25"><text:s/>– </text:span><text:span text:style-name="T25"><text:a xlink:href="https://oss.cs.fau.de/" xlink:type="simple">https://oss.cs.fau.de</text:a></text:span></text:p>
            <text:p text:style-name="P2"><text:span text:style-name="T26"><text:a xlink:href="mailto:dirk@riehle.org" xlink:type="simple">dirk@riehle.org</text:a></text:span><text:span text:style-name="T26"><text:s/>– </text:span><text:span text:style-name="T26"><text:a xlink:href="https://dirkriehle.com/" xlink:type="simple">https://dirkriehle.com</text:a></text:span><text:span text:style-name="T26"><text:s/>– </text:span><text:span text:style-name="T26"><text:a xlink:href="http://twitter.com/dirkriehle" xlink:type="simple">@dirkriehle</text:a></text:span></text:p>
            <text:p text:style-name="P2"><text:span text:style-name="T26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4" draw:text-style-name="P43" draw:layer="layout" svg:width="18cm" svg:height="13.5cm" svg:x="1.5cm" svg:y="15cm" presentation:class="notes">
            <draw:text-box>
              <text:p><text:span text:style-name="T27"><text:s/></text:span></text:p>
            </draw:text-box>
          </draw:frame>
        </presentation:notes>
      </draw:page>
      <draw:page draw:name="page3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4">
              <text:list-item>
                <text:p>Original version</text:p>
                <text:list>
                  <text:list-item>
                    <text:p>© 2012-2021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Arial2" svg:font-family="Arial" style:font-adornments="Bold" style:font-family-generic="swiss" style:font-pitch="variable"/>
    <style:font-face style:name="Arial3" svg:font-family="Arial" style:font-adornments="Bold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</text:span><text:span text:style-name="MT5">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33:00.455168073</meta:creation-date>
    <meta:editing-duration>PT31M11S</meta:editing-duration>
    <meta:editing-cycles>8</meta:editing-cycles>
    <meta:generator>LibreOffice/7.2.0.4$Linux_X86_64 LibreOffice_project/fa0a9af5681a0acc7909a705f92c1ada8a658552</meta:generator>
    <dc:date>2021-09-07T22:27:06.048741497</dc:date>
    <dc:creator>Dirk Riehle</dc:creator>
    <meta:document-statistic meta:object-count="234"/>
  </office:meta>
</office:document-meta>
</file>